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5.981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18.494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3.545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" style:family="table-cell" style:parent-style-name="Default" style:data-style-name="N10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7" style:family="table-cell" style:parent-style-name="Default" style:data-style-name="N10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4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style:font-name-asian="Arial3" style:font-name-complex="Arial3"/>
    </style:style>
    <style:style style:name="ce16" style:family="table-cell" style:parent-style-name="Default" style:data-style-name="N10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18" style:family="table-cell" style:parent-style-name="Default" style:data-style-name="N100">
      <style:table-cell-properties fo:wrap-option="wrap" fo:border="0.06pt solid #000000" style:vertical-align="top"/>
      <style:text-properties style:font-name="Arial2" style:font-name-asian="Arial3" style:font-name-complex="Arial3"/>
    </style:style>
    <style:style style:name="ce19" style:family="table-cell" style:parent-style-name="Default" style:data-style-name="N100">
      <style:table-cell-properties fo:wrap-option="wrap" fo:border="0.06pt solid #000000" style:vertical-align="automatic"/>
      <style:text-properties style:font-name="Arial2" style:font-name-asian="Arial3" style:font-name-complex="Arial3"/>
    </style:style>
    <style:style style:name="ce20" style:family="table-cell" style:parent-style-name="Default" style:data-style-name="N100">
      <style:table-cell-properties fo:background-color="#f2f2f2" fo:wrap-option="wrap" fo:border="0.06pt solid #000000" style:vertical-align="automatic"/>
      <style:text-properties style:font-name="Arial2" style:font-name-asian="Arial3" style:font-name-complex="Arial3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2" style:font-name-asian="Arial3" style:font-name-complex="Arial3"/>
    </style:style>
    <style:style style:name="ce22" style:family="table-cell" style:parent-style-name="Default" style:data-style-name="N100">
      <style:table-cell-properties fo:background-color="#e6e6ff" fo:wrap-option="wrap" fo:border="0.06pt solid #000000" style:vertical-align="automatic"/>
      <style:text-properties style:font-name="Arial2" style:font-name-asian="Arial3" style:font-name-complex="Arial3"/>
    </style:style>
    <style:style style:name="ce23" style:family="table-cell" style:parent-style-name="Default" style:data-style-name="N10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2" style:font-name-asian="Arial3" style:font-name-complex="Arial3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100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6" style:family="table-cell" style:parent-style-name="Default" style:data-style-name="N10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7" style:family="table-cell" style:parent-style-name="Default" style:data-style-name="N100">
      <style:table-cell-properties fo:border-bottom="none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8" style:family="table-cell" style:parent-style-name="Default" style:data-style-name="N100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2" style:family="table-cell" style:parent-style-name="Default" style:data-style-name="N0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5" style:family="table-cell" style:parent-style-name="Default" style:data-style-name="N0">
      <style:table-cell-properties fo:border-bottom="none" fo:background-color="#e6e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3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automatic"/>
      <style:paragraph-properties fo:text-align="center"/>
      <style:text-properties style:font-name="Arial2" fo:font-weight="bold" style:font-name-asian="Arial3" style:font-weight-asian="bold" style:font-name-complex="Arial3" style:font-weight-complex="bold"/>
    </style:style>
    <style:style style:name="ce39" style:family="table-cell" style:parent-style-name="Lien_20_hypertexte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0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1" style:family="table-cell" style:parent-style-name="Lien_20_hypertext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2" style:family="table-cell" style:parent-style-name="Lien_20_hypertexte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3" style:family="table-cell" style:parent-style-name="Lien_20_hypertexte" style:data-style-name="N0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fo:color="#0000ff" style:font-name="Arial2" fo:font-size="9pt" style:text-underline-style="solid" style:text-underline-width="auto" style:text-underline-color="font-color" style:font-name-asian="Arial3" style:font-size-asian="9pt" style:font-name-complex="Arial3" style:font-size-complex="9pt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2" fo:font-size="9pt" style:font-name-asian="Arial3" style:font-size-asian="9pt" style:font-name-complex="Arial3" style:font-size-complex="9pt"/>
    </style:style>
    <style:style style:name="ce4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6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fo:language="none" fo:country="none" style:font-name-asian="Segoe UI1" style:font-size-asian="11pt" style:language-asian="none" style:country-asian="none" style:font-name-complex="Segoe UI1" style:font-size-complex="11pt" style:language-complex="none" style:country-complex="none"/>
    </style:style>
    <style:style style:name="ce47" style:family="table-cell" style:parent-style-name="Default" style:data-style-name="N100">
      <style:table-cell-properties fo:background-color="#e6e6ff" style:text-align-source="fix" style:repeat-content="false" fo:wrap-option="wrap" fo:border="0.06pt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fr" style:country-asian="FR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2" style:font-name-asian="Arial3" style:font-name-complex="Arial3"/>
    </style:style>
    <style:style style:name="ce49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1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52" style:family="table-cell" style:parent-style-name="Default" style:data-style-name="N0">
      <style:table-cell-properties fo:background-color="#e6e6ff"/>
      <style:text-properties style:font-name="Arial11" fo:font-size="10pt" style:font-name-asian="Arial11" style:font-size-asian="10pt" style:font-name-complex="Arial11" style:font-size-complex="10pt"/>
    </style:style>
    <style:style style:name="ce53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fo:background-color="#e6e6ff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24"/>
        <table:table-column table:style-name="co5" table:default-cell-style-name="ce30"/>
        <table:table-column table:style-name="co6" table:default-cell-style-name="ce9"/>
        <table:table-column table:style-name="co7" table:default-cell-style-name="ce24"/>
        <table:table-column table:style-name="co8" table:number-columns-repeated="1014" table:default-cell-style-name="ce49"/>
        <table:table-column table:style-name="co9" table:number-columns-repeated="3" table:default-cell-style-name="ce54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10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Status</text:p>
          </table:table-cell>
          <table:table-cell table:style-name="ce31" office:value-type="string">
            <text:p>GSMA</text:p>
            <text:p>status</text:p>
          </table:table-cell>
          <table:table-cell table:style-name="ce38" office:value-type="string">
            <text:p>CR document</text:p>
          </table:table-cell>
          <table:table-cell table:style-name="ce17" office:value-type="string">
            <text:p>Implementation</text:p>
          </table:table-cell>
          <table:table-cell table:style-name="ce50" table:number-columns-repeated="1013"/>
          <table:table-cell table:style-name="ce53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11" office:value-type="string">
            <text:p>Android API</text:p>
          </table:table-cell>
          <table:table-cell table:style-name="ce18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1_Android_API_R3.doc" xlink:type="simple">https://rcsjta.googlecode.com/git/docs/CR/CR_blackbird_5.2/RCSJTA_TT_BB_CR001_Android_API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11" office:value-type="string">
            <text:p>MM session API</text:p>
          </table:table-cell>
          <table:table-cell table:style-name="ce19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2_Multimedia_Session_API_R4.doc" xlink:type="simple">https://rcsjta.googlecode.com/git/docs/CR/CR_blackbird_5.2/RCSJTA_TT_BB_CR002_Multimedia_Session_API_R4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12" office:value-type="string">
            <text:p>Application identification</text:p>
          </table:table-cell>
          <table:table-cell table:style-name="ce20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6" office:value-type="string">
            <text:p>Moved to Crane</text:p>
          </table:table-cell>
          <table:table-cell table:style-name="ce33"/>
          <table:table-cell table:style-name="ce40"/>
          <table:table-cell table:style-name="ce26" office:value-type="string">
            <text:p>postponed</text:p>
          </table:table-cell>
          <table:table-cell table:style-name="ce51" table:number-columns-repeated="1014"/>
          <table:table-cell table:style-name="ce56" table:number-columns-repeated="3"/>
        </table:table-row>
        <table:table-row table:style-name="ro6">
          <table:table-cell table:style-name="ce3" office:value-type="string">
            <text:p>004</text:p>
          </table:table-cell>
          <table:table-cell table:style-name="ce11" office:value-type="string">
            <text:p>URI for filenames</text:p>
          </table:table-cell>
          <table:table-cell table:style-name="ce21" office:value-type="string">
            <text:p>- Use an Android Uri instead of a String for filenam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4_URI_filenames.doc" xlink:type="simple">https://rcsjta.googlecode.com/git/docs/CR/CR_blackbird_5.2/RCSJTA_TT_BB_CR004_URI_filename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5</text:p>
          </table:table-cell>
          <table:table-cell table:style-name="ce11" office:value-type="string">
            <text:p>Delete methods</text:p>
          </table:table-cell>
          <table:table-cell table:style-name="ce19" office:value-type="string">
            <text:p>- Add method to delete logs (chat, message, FT, CSH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5_Delete_methods.doc" xlink:type="simple">https://rcsjta.googlecode.com/git/docs/CR/CR_blackbird_5.2/RCSJTA_TT_BB_CR005_Delete_method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06</text:p>
          </table:table-cell>
          <table:table-cell table:style-name="ce11" office:value-type="string">
            <text:p>Missing Capabilities</text:p>
          </table:table-cell>
          <table:table-cell table:style-name="ce19" office:value-type="string">
            <text:p>- Add a timestamp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6_Missing_capabilities_R2.doc" xlink:type="simple">https://rcsjta.googlecode.com/git/docs/CR/CR_blackbird_5.2/RCSJTA_TT_BB_CR006_Missing_capabilities_R2.doc</text:a></text:p>
          </table:table-cell>
          <table:table-cell table:style-name="ce45" office:value-type="string">
            <text:p>in progress Orange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11" office:value-type="string">
            <text:p>Service API</text:p>
          </table:table-cell>
          <table:table-cell table:style-name="ce19" office:value-type="string">
            <text:p>- Add an Intent when service is UP.</text:p>
            <text:p>- Add methods for service provisioning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7_Service_API_R2.doc" xlink:type="simple">https://rcsjta.googlecode.com/git/docs/CR/CR_blackbird_5.2/RCSJTA_TT_BB_CR007_Service_API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08</text:p>
          </table:table-cell>
          <table:table-cell table:style-name="ce11" office:value-type="string">
            <text:p>Messaging API</text:p>
          </table:table-cell>
          <table:table-cell table:style-name="ce19" office:value-type="string">
            <text:p>- isPauseSupported on FileTransfer api</text:p>
            <text:p>- Resend file or text-message (one2one only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8_Messaging_API.doc" xlink:type="simple">https://rcsjta.googlecode.com/git/docs/CR/CR_blackbird_5.2/RCSJTA_TT_BB_CR008_Messaging_API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11" office:value-type="string">
            <text:p>Reason code</text:p>
          </table:table-cell>
          <table:table-cell table:style-name="ce19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09_Reason_code_R3.doc" xlink:type="simple">https://rcsjta.googlecode.com/git/docs/CR/CR_blackbird_5.2/RCSJTA_TT_BB_CR009_Reason_code_R3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11" office:value-type="string">
            <text:p>Participant</text:p>
          </table:table-cell>
          <table:table-cell table:style-name="ce19" office:value-type="string">
            <text:p>- Add method to get participant state</text:p>
            <text:p>- Add listener to get participant state chang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0_Participant.doc" xlink:type="simple">https://rcsjta.googlecode.com/git/docs/CR/CR_blackbird_5.2/RCSJTA_TT_BB_CR010_Participant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1</text:p>
          </table:table-cell>
          <table:table-cell table:style-name="ce11" office:value-type="string">
            <text:p>Global listener</text:p>
          </table:table-cell>
          <table:table-cell table:style-name="ce19" office:value-type="string">
            <text:p>- Add global listener for queueing, for multidevice, for delivery report simplification in genera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1_Global_Listeners_R2.doc" xlink:type="simple">https://rcsjta.googlecode.com/git/docs/CR/CR_blackbird_5.2/RCSJTA_TT_BB_CR011_Global_Listener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012</text:p>
          </table:table-cell>
          <table:table-cell table:style-name="ce11" office:value-type="string">
            <text:p>Read/Displayed/Delivered</text:p>
          </table:table-cell>
          <table:table-cell table:style-name="ce19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2_DeliveryInfo_markAsRead_R3.doc" xlink:type="simple">https://rcsjta.googlecode.com/git/docs/CR/CR_blackbird_5.2/RCSJTA_TT_BB_CR012_DeliveryInfo_markAsRea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11" office:value-type="string">
            <text:p>Message search</text:p>
          </table:table-cell>
          <table:table-cell table:style-name="ce19" office:value-type="string">
            <text:p>- Replace BLOB by TEXT for chat messages</text:p>
            <text:p>- Parse content via utility method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3_MessageSearch.doc" xlink:type="simple">https://rcsjta.googlecode.com/git/docs/CR/CR_blackbird_5.2/RCSJTA_TT_BB_CR013_MessageSearch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4</text:p>
          </table:table-cell>
          <table:table-cell table:style-name="ce11" office:value-type="string">
            <text:p>Contact Service Utilities</text:p>
          </table:table-cell>
          <table:table-cell table:style-name="ce19" office:value-type="string">
            <text:p>- Add methods to format contact and check validity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4_Contacts_utils_R2.doc" xlink:type="simple">https://rcsjta.googlecode.com/git/docs/CR/CR_blackbird_5.2/RCSJTA_TT_BB_CR014_Contacts_util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11" office:value-type="string">
            <text:p>RCS settings</text:p>
          </table:table-cell>
          <table:table-cell table:style-name="ce19" office:value-type="string">
            <text:p>- Add RCS settings</text:p>
            <text:p>(add comments for MaxMessageLength in chat + GC)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5_RcsSettings_R2.doc" xlink:type="simple">https://rcsjta.googlecode.com/git/docs/CR/CR_blackbird_5.2/RCSJTA_TT_BB_CR015_RcsSettings_R2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11" office:value-type="string">
            <text:p>Display Name</text:p>
          </table:table-cell>
          <table:table-cell table:style-name="ce19" office:value-type="string">
            <text:p>- Add method to get the display name associated to a contact.</text:p>
            <text:p>- Add column in contact DB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6_Displayname.doc" xlink:type="simple">https://rcsjta.googlecode.com/git/docs/CR/CR_blackbird_5.2/RCSJTA_TT_BB_CR016_Displayname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11" office:value-type="string">
            <text:p>Use case capabilities</text:p>
          </table:table-cell>
          <table:table-cell table:style-name="ce19" office:value-type="string">
            <text:p>- Define methods to check capabilities depending on Use Case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7_Usecase_capabilities.doc" xlink:type="simple">https://rcsjta.googlecode.com/git/docs/CR/CR_blackbird_5.2/RCSJTA_TT_BB_CR017_Usecase_capabilities.doc</text:a></text:p>
          </table:table-cell>
          <table:table-cell table:style-name="ce45"/>
          <table:table-cell table:number-columns-repeated="1017"/>
        </table:table-row>
        <table:table-row table:style-name="ro9">
          <table:table-cell table:style-name="ce3" office:value-type="string">
            <text:p>018</text:p>
          </table:table-cell>
          <table:table-cell table:style-name="ce11" office:value-type="string">
            <text:p>Messaging enhancements</text:p>
          </table:table-cell>
          <table:table-cell table:style-name="ce19" office:value-type="string">
            <text:p>- Queuing (chat and file transfer)</text:p>
            <text:p>- Dequeuing</text:p>
            <text:p>- Hide rejoin / restart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1" office:value-type="string">
            <text:p><text:a xlink:href="https://rcsjta.googlecode.com/git/docs/CR/CR_blackbird_5.2/RCSJTA_TT_BB_CR018_Messaging_enhancements_R2.doc" xlink:type="simple">https://rcsjta.googlecode.com/git/docs/CR/CR_blackbird_5.2/RCSJTA_TT_BB_CR018_Messaging_enhancement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9</text:p>
          </table:table-cell>
          <table:table-cell table:style-name="ce11" office:value-type="string">
            <text:p>Undelivered messages</text:p>
          </table:table-cell>
          <table:table-cell table:style-name="ce19" office:value-type="string">
            <text:p>- Manage undelivered messages and file transfer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19_Undelivered_messages_R2.doc" xlink:type="simple">https://rcsjta.googlecode.com/git/docs/CR/CR_blackbird_5.2/RCSJTA_TT_BB_CR019_Undelivered_messages_R2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3" office:value-type="string">
            <text:p>Merged cursors</text:p>
            <text:p>/EventLogProvider</text:p>
          </table:table-cell>
          <table:table-cell table:style-name="ce19" office:value-type="string">
            <text:p>- Pseudo content provid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0_Merged_cursors.doc" xlink:type="simple">https://rcsjta.googlecode.com/git/docs/CR/CR_blackbird_5.2/RCSJTA_TT_BB_CR020_Merged_cursors.doc</text:a></text:p>
          </table:table-cell>
          <table:table-cell table:style-name="ce45" office:value-type="string">
            <text:p>in progress SONY</text:p>
          </table:table-cell>
          <table:table-cell table:number-columns-repeated="1017"/>
        </table:table-row>
        <table:table-row table:style-name="ro9">
          <table:table-cell table:style-name="ce3" office:value-type="string">
            <text:p>021</text:p>
          </table:table-cell>
          <table:table-cell table:style-name="ce11" office:value-type="string">
            <text:p>Intents</text:p>
          </table:table-cell>
          <table:table-cell table:style-name="ce19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1_Intents.doc" xlink:type="simple">https://rcsjta.googlecode.com/git/docs/CR/CR_blackbird_5.2/RCSJTA_TT_BB_CR021_Intent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11" office:value-type="string">
            <text:p>Contact ID object</text:p>
          </table:table-cell>
          <table:table-cell table:style-name="ce19" office:value-type="string">
            <text:p>- Define an object ContactId instead of using String for robutnes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2_ContactID_R3.doc" xlink:type="simple">https://rcsjta.googlecode.com/git/docs/CR/CR_blackbird_5.2/RCSJTA_TT_BB_CR022_ContactID_R3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3</text:p>
          </table:table-cell>
          <table:table-cell table:style-name="ce11" office:value-type="string">
            <text:p>JoynUtils</text:p>
          </table:table-cell>
          <table:table-cell table:style-name="ce19" office:value-type="string">
            <text:p>- Rename JoynClient by JoynService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3_JoynUtils.doc" xlink:type="simple">https://rcsjta.googlecode.com/git/docs/CR/CR_blackbird_5.2/RCSJTA_TT_BB_CR023_JoynUtils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4</text:p>
          </table:table-cell>
          <table:table-cell table:style-name="ce11" office:value-type="string">
            <text:p>Thumbnail</text:p>
          </table:table-cell>
          <table:table-cell table:style-name="ce19" office:value-type="string">
            <text:p>- Use a boolean instead of a filepath for thumbnail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42" office:value-type="string">
            <text:p><text:a xlink:href="https://rcsjta.googlecode.com/git/docs/CR/CR_blackbird_5.2/RCSJTA_TT_BB_CR024_Thumbnail.doc" xlink:type="simple">https://rcsjta.googlecode.com/git/docs/CR/CR_blackbird_5.2/RCSJTA_TT_BB_CR024_Thumbnail.doc</text:a></text:p>
          </table:table-cell>
          <table:table-cell table:style-name="ce25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25</text:p>
          </table:table-cell>
          <table:table-cell table:style-name="ce11" office:value-type="string">
            <text:p>Minor changes</text:p>
          </table:table-cell>
          <table:table-cell table:style-name="ce19" office:value-type="string">
            <text:p>- Minor chnages after implementation</text:p>
          </table:table-cell>
          <table:table-cell table:style-name="ce27" office:value-type="string">
            <text:p>Ready for GSMA review</text:p>
          </table:table-cell>
          <table:table-cell table:style-name="ce34" office:value-type="string">
            <text:p>Not reviewed</text:p>
          </table:table-cell>
          <table:table-cell table:style-name="ce42" office:value-type="string">
            <text:p><text:a xlink:href="https://rcsjta.googlecode.com/git/docs/CR/CR_blackbird_5.2/RCSJTA_TT_BB_CR025_Minor_changes.doc" xlink:type="simple">https://rcsjta.googlecode.com/git/docs/CR/CR_blackbird_5.2/RCSJTA_TT_BB_CR025_Minor_changes.doc</text:a>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" office:value-type="string">
            <text:p>026</text:p>
          </table:table-cell>
          <table:table-cell table:style-name="ce14" office:value-type="string">
            <text:p>Removing listener</text:p>
          </table:table-cell>
          <table:table-cell table:style-name="ce22" office:value-type="string">
            <text:p>- Remove invitation listener because there is already Intents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6" office:value-type="string">
            <text:p>Already part of CR11 with adjustments in CR025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6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9" office:value-type="string">
            <text:p>- Remove GetForIntent methods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7_RemovingGetFunctions.doc" xlink:type="simple">https://rcsjta.googlecode.com/git/docs/CR/CR_blackbird_5.2/RCSJTA_TT_BB_CR027_RemovingGetFunct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6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9" office:value-type="string">
            <text:p>- Use metadata instead of Intent filter</text:p>
          </table:table-cell>
          <table:table-cell table:style-name="ce25" office:value-type="string">
            <text:p>Ready for GSMA review</text:p>
          </table:table-cell>
          <table:table-cell table:style-name="ce32" office:value-type="string">
            <text:p>Agreed</text:p>
          </table:table-cell>
          <table:table-cell table:style-name="ce39" office:value-type="string">
            <text:p><text:a xlink:href="https://rcsjta.googlecode.com/git/docs/CR/CR_blackbird_5.2/RCSJTA_TT_BB_CR028_RCSExtensions.doc" xlink:type="simple">https://rcsjta.googlecode.com/git/docs/CR/CR_blackbird_5.2/RCSJTA_TT_BB_CR028_RCSExtensions.doc</text:a></text:p>
          </table:table-cell>
          <table:table-cell table:style-name="ce45"/>
          <table:table-cell table:number-columns-repeated="1017"/>
        </table:table-row>
        <table:table-row table:style-name="ro6">
          <table:table-cell table:style-name="ce7" office:value-type="string">
            <text:p>029</text:p>
          </table:table-cell>
          <table:table-cell table:style-name="ce14" office:value-type="string">
            <text:p>Add geoloc listener</text:p>
          </table:table-cell>
          <table:table-cell table:style-name="ce22" office:value-type="string">
            <text:p>- Add a callback listener for geoloc exchange during chat as for GSh</text:p>
          </table:table-cell>
          <table:table-cell table:style-name="ce28" office:value-type="string">
            <text:p>Cancelled</text:p>
          </table:table-cell>
          <table:table-cell table:style-name="ce35"/>
          <table:table-cell table:style-name="ce43"/>
          <table:table-cell table:style-name="ce47" office:value-type="string">
            <text:p>Cancelled</text:p>
          </table:table-cell>
          <table:table-cell table:style-name="ce52" table:number-columns-repeated="1014"/>
          <table:table-cell table:style-name="ce57" table:number-columns-repeated="3"/>
        </table:table-row>
        <table:table-row table:style-name="ro6">
          <table:table-cell table:style-name="ce8" office:value-type="string">
            <text:p>030</text:p>
          </table:table-cell>
          <table:table-cell table:style-name="ce15" office:value-type="string">
            <text:p>Video share API</text:p>
          </table:table-cell>
          <table:table-cell table:style-name="ce23" office:value-type="string">
            <text:p>- Video sharing API refactoring to internalize the player in the API side</text:p>
          </table:table-cell>
          <table:table-cell table:style-name="ce27" office:value-type="string">
            <text:p>Ready for GSMA review</text:p>
          </table:table-cell>
          <table:table-cell table:style-name="ce36" office:value-type="string">
            <text:p>Not reviewed</text:p>
          </table:table-cell>
          <table:table-cell table:style-name="ce42" office:value-type="string">
            <text:p><text:a xlink:href="https://rcsjta.googlecode.com/git/docs/CR/CR_blackbird_5.2/RCSJTA_TT_BB_CR030_VSH.docx" xlink:type="simple">https://rcsjta.googlecode.com/git/docs/CR/CR_blackbird_5.2/RCSJTA_TT_BB_CR030_VSH.docx</text:a></text:p>
          </table:table-cell>
          <table:table-cell table:style-name="ce48"/>
          <table:table-cell table:number-columns-repeated="1017"/>
        </table:table-row>
        <table:table-row table:style-name="ro6">
          <table:table-cell table:style-name="ce8" office:value-type="string">
            <text:p>031</text:p>
          </table:table-cell>
          <table:table-cell table:style-name="ce15" office:value-type="string">
            <text:p>Enumerated types</text:p>
          </table:table-cell>
          <table:table-cell table:style-name="ce23" office:value-type="string">
            <text:p>- Use of enums instead of constants</text:p>
          </table:table-cell>
          <table:table-cell table:style-name="ce27" office:value-type="string">
            <text:p>Ready for GSMA review</text:p>
          </table:table-cell>
          <table:table-cell table:style-name="ce34" office:value-type="string">
            <text:p>Not reviewed</text:p>
          </table:table-cell>
          <table:table-cell table:style-name="ce42" office:value-type="string">
            <text:p><text:a xlink:href="https://rcsjta.googlecode.com/git/docs/CR/CR_blackbird_5.2/RCSJTA_TT_BB_CR031_Enums.doc" xlink:type="simple">https://rcsjta.googlecode.com/git/docs/CR/CR_blackbird_5.2/RCSJTA_TT_BB_CR031_Enums.doc</text:a></text:p>
          </table:table-cell>
          <table:table-cell table:style-name="ce48"/>
          <table:table-cell table:number-columns-repeated="1017"/>
        </table:table-row>
        <table:table-row table:style-name="ro6">
          <table:table-cell table:style-name="ce3" office:value-type="string">
            <text:p>XXX</text:p>
          </table:table-cell>
          <table:table-cell table:style-name="ce11" office:value-type="string">
            <text:p>Exception handling</text:p>
          </table:table-cell>
          <table:table-cell table:style-name="ce19" office:value-type="string">
            <text:p>- Exception handling for any API</text:p>
          </table:table-cell>
          <table:table-cell table:style-name="ce29" office:value-type="string">
            <text:p>In progress</text:p>
          </table:table-cell>
          <table:table-cell table:style-name="ce37" office:value-type="string">
            <text:p>Not reviewed</text:p>
          </table:table-cell>
          <table:table-cell table:style-name="ce44"/>
          <table:table-cell table:style-name="ce45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1"/>
    <style:font-face style:name="Arial11" svg:font-family="Arial11"/>
    <style:font-face style:name="Arial2" svg:font-family="Arial" style:font-family-generic="swiss"/>
    <style:font-face style:name="Segoe UI1" svg:font-family="'Segoe UI'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0000-00-00T18:08:51.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creator>Philippe Lemordant</dc:creator>
    <meta:creation-date>2014-04-11T08:44:22Z</meta:creation-date>
    <dc:date>2014-07-11T18:14:05.52</dc:date>
    <meta:editing-cycles>26</meta:editing-cycles>
    <meta:editing-duration>PT3H7M29S</meta:editing-duration>
    <meta:document-statistic meta:table-count="1" meta:cell-count="215" meta:object-count="0"/>
  </office:meta>
</office:document-meta>
</file>